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68a1a" draw:fill-color="#81d41a" draw:textarea-horizontal-align="justify" draw:textarea-vertical-align="middle" draw:auto-grow-height="false" fo:min-height="0.654cm" fo:min-width="1.604cm"/>
      <style:paragraph-properties style:writing-mode="lr-tb"/>
    </style:style>
    <style:style style:name="gr2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2.222cm"/>
      <style:paragraph-properties style:writing-mode="lr-tb"/>
    </style:style>
    <style:style style:name="gr3" style:family="graphic" style:parent-style-name="standard">
      <style:graphic-properties svg:stroke-color="#666666" draw:fill-color="#b2b2b2" draw:textarea-horizontal-align="justify" draw:textarea-vertical-align="middle" draw:auto-grow-height="false" fo:min-height="0.472cm" fo:min-width="1.622cm"/>
      <style:paragraph-properties style:writing-mode="lr-tb"/>
    </style:style>
    <style:style style:name="gr4" style:family="graphic" style:parent-style-name="standard">
      <style:graphic-properties svg:stroke-color="#e6e905" draw:fill-color="#ffff6d" draw:textarea-horizontal-align="justify" draw:textarea-vertical-align="middle" draw:auto-grow-height="false" fo:min-height="0.346cm" fo:min-width="1.496cm"/>
      <style:paragraph-properties style:writing-mode="lr-tb"/>
    </style:style>
    <style:style style:name="gr5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8" style:family="graphic" style:parent-style-name="standard">
      <style:graphic-properties svg:stroke-color="#e6e905" draw:fill-color="#ffff6d" draw:textarea-horizontal-align="justify" draw:textarea-vertical-align="middle" draw:auto-grow-height="false" fo:min-height="0.346cm" fo:min-width="2cm"/>
      <style:paragraph-properties style:writing-mode="lr-tb"/>
    </style:style>
    <style:style style:name="gr9" style:family="graphic" style:parent-style-name="standard">
      <style:graphic-properties svg:stroke-color="#e6e905" draw:fill-color="#ffff6d" draw:textarea-horizontal-align="justify" draw:textarea-vertical-align="middle" draw:auto-grow-height="false" fo:min-height="0.346cm" fo:min-width="2.25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start-width="0.3cm" draw:marker-end="Triangle_20_unfilled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.834cm" fo:min-width="3.68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54cm" fo:min-width="3.20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54cm" fo:min-width="1.9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 style:writing-mode="lr-tb"/>
      <style:text-properties fo:font-size="14pt" fo:background-color="transparent" style:font-size-asian="14pt" style:font-size-complex="14pt"/>
    </style:style>
    <style:style style:name="P2" style:family="paragraph">
      <loext:graphic-properties draw:fill-color="#81d41a"/>
      <style:paragraph-properties fo:text-align="center" style:writing-mode="lr-tb"/>
      <style:text-properties fo:font-size="14pt" fo:background-color="transparen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fff6d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</style:style>
    <style:style style:name="T1" style:family="text">
      <style:text-properties fo:font-size="14pt" fo:background-color="transparen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9" draw:id="id19" draw:layer="layout" svg:width="2.2cm" svg:height="1cm" svg:x="10.7cm" svg:y="4.9cm">
          <text:p text:style-name="P1"><text:span text:style-name="T1">No a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2.8cm" svg:height="0.8cm" svg:x="10.4cm" svg:y="6.5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2cm" svg:height="0.8cm" svg:x="3.5cm" svg:y="8.7cm">
          <text:p text:style-name="P3"><text:span text:style-name="T2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2cm" svg:height="1cm" svg:x="6.5cm" svg:y="4.9cm">
          <text:p text:style-name="P1"><text:span text:style-name="T1">1-3 a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7" draw:id="id7" draw:layer="layout" svg:width="3.99cm" svg:height="1.19cm" svg:x="5.6cm" svg:y="6.5cm">
          <text:p text:style-name="P5"><text:span text:style-name="T3">Initial axi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6cm" svg:y1="5.9cm" svg:x2="7.595cm" svg:y2="6.5cm" svg:d="M7600 5900v301h-5v299" svg:viewBox="0 0 6 601">
          <text:p/>
        </draw:connector>
        <draw:custom-shape draw:style-name="gr2" draw:text-style-name="P4" xml:id="id8" draw:id="id8" draw:layer="layout" svg:width="2.8cm" svg:height="0.8cm" svg:x="9.3cm" svg:y="8.7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.196cm" svg:height="0.725cm" svg:x="4.3cm" svg:y="7.475cm">
          <draw:text-box>
            <text:p><text:span text:style-name="T4">Y</text:span><text:span text:style-name="T4">es</text:span></text:p>
          </draw:text-box>
        </draw:frame>
        <draw:frame draw:style-name="gr7" draw:text-style-name="P8" draw:layer="layout" svg:width="1.044cm" svg:height="0.725cm" svg:x="9.756cm" svg:y="7.5cm">
          <draw:text-box>
            <text:p><text:span text:style-name="T4">No</text:span></text:p>
          </draw:text-box>
        </draw:frame>
        <draw:custom-shape draw:style-name="gr4" draw:text-style-name="P6" xml:id="id4" draw:id="id4" draw:layer="layout" svg:width="3.99cm" svg:height="1.19cm" svg:x="2.6cm" svg:y="10.2cm">
          <text:p text:style-name="P5"><text:span text:style-name="T3">Initial dire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xml:id="id9" draw:id="id9" draw:layer="layout" svg:width="5cm" svg:height="1.19cm" svg:x="8.2cm" svg:y="10.1cm">
          <text:p text:style-name="P5"><text:span text:style-name="T3">Axis eventually</text:span></text:p>
          <text:p text:style-name="P5"><text:span text:style-name="T3">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" draw:id="id1" draw:layer="layout" svg:width="2.2cm" svg:height="0.8cm" svg:x="8.3cm" svg:y="12.4cm">
          <text:p text:style-name="P3"><text:span text:style-name="T2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8cm" svg:height="0.8cm" svg:x="10.8cm" svg:y="12.4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.196cm" svg:height="0.725cm" svg:x="9.1cm" svg:y="11cm">
          <draw:text-box>
            <text:p><text:span text:style-name="T4">Yes</text:span></text:p>
          </draw:text-box>
        </draw:frame>
        <draw:frame draw:style-name="gr6" draw:text-style-name="P8" draw:layer="layout" svg:width="1.044cm" svg:height="0.725cm" svg:x="11.4cm" svg:y="11cm">
          <draw:text-box>
            <text:p><text:span text:style-name="T4">N</text:span><text:span text:style-name="T4">o</text:span></text:p>
          </draw:text-box>
        </draw:frame>
        <draw:custom-shape draw:style-name="gr8" draw:text-style-name="P6" xml:id="id6" draw:id="id6" draw:layer="layout" svg:width="5cm" svg:height="1.19cm" svg:x="4.101cm" svg:y="13.801cm">
          <text:p text:style-name="P5"><text:span text:style-name="T3">Direction</text:span></text:p>
          <text:p text:style-name="P5"><text:span text:style-name="T3">eventually 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1" draw:id="id11" draw:layer="layout" svg:width="2.2cm" svg:height="0.8cm" svg:x="3.7cm" svg:y="16.201cm">
          <text:p text:style-name="P3"><text:span text:style-name="T2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2.8cm" svg:height="0.8cm" svg:x="7.4cm" svg:y="16.201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.196cm" svg:height="0.725cm" svg:x="4.6cm" svg:y="14.9cm">
          <draw:text-box>
            <text:p><text:span text:style-name="T4">Y</text:span><text:span text:style-name="T4">es</text:span></text:p>
          </draw:text-box>
        </draw:frame>
        <draw:frame draw:style-name="gr6" draw:text-style-name="P8" draw:layer="layout" svg:width="1.044cm" svg:height="0.725cm" svg:x="8cm" svg:y="14.9cm">
          <draw:text-box>
            <text:p><text:span text:style-name="T4">N</text:span><text:span text:style-name="T4">o</text:span></text:p>
          </draw:text-box>
        </draw:frame>
        <draw:custom-shape draw:style-name="gr4" draw:text-style-name="P6" xml:id="id2" draw:id="id2" draw:layer="layout" svg:width="3.99cm" svg:height="1.19cm" svg:x="11.7cm" svg:y="15.201cm">
          <text:p text:style-name="P5"><text:span text:style-name="T3">Initial dire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4" draw:id="id14" draw:layer="layout" svg:width="2.2cm" svg:height="0.8cm" svg:x="10.6cm" svg:y="17.202cm">
          <text:p text:style-name="P3"><text:span text:style-name="T2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2.8cm" svg:height="0.8cm" svg:x="14.3cm" svg:y="17.202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.196cm" svg:height="0.725cm" svg:x="11.404cm" svg:y="16.077cm">
          <draw:text-box>
            <text:p><text:span text:style-name="T4">Y</text:span><text:span text:style-name="T4">es</text:span></text:p>
          </draw:text-box>
        </draw:frame>
        <draw:frame draw:style-name="gr7" draw:text-style-name="P8" draw:layer="layout" svg:width="1.044cm" svg:height="0.725cm" svg:x="15cm" svg:y="16.102cm">
          <draw:text-box>
            <text:p><text:span text:style-name="T4">N</text:span><text:span text:style-name="T4">o</text:span></text:p>
          </draw:text-box>
        </draw:frame>
        <draw:custom-shape draw:style-name="gr9" draw:text-style-name="P6" xml:id="id16" draw:id="id16" draw:layer="layout" svg:width="5.5cm" svg:height="1.19cm" svg:x="13.001cm" svg:y="18.602cm">
          <text:p text:style-name="P5"><text:span text:style-name="T3">Direction </text:span></text:p>
          <text:p text:style-name="P5"><text:span text:style-name="T3">eventually fou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7" draw:id="id17" draw:layer="layout" svg:width="2.2cm" svg:height="0.8cm" svg:x="12.6cm" svg:y="20.702cm">
          <text:p text:style-name="P3"><text:span text:style-name="T2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8" draw:id="id18" draw:layer="layout" svg:width="2.8cm" svg:height="0.8cm" svg:x="16.3cm" svg:y="20.702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.196cm" svg:height="0.725cm" svg:x="13.4cm" svg:y="19.3cm">
          <draw:text-box>
            <text:p><text:span text:style-name="T4">Yes</text:span></text:p>
          </draw:text-box>
        </draw:frame>
        <draw:frame draw:style-name="gr7" draw:text-style-name="P8" draw:layer="layout" svg:width="1.044cm" svg:height="0.725cm" svg:x="16.856cm" svg:y="19.375cm">
          <draw:text-box>
            <text:p><text:span text:style-name="T4">No</text:span></text:p>
          </draw:text-box>
        </draw:frame>
        <draw:connector draw:style-name="gr10" draw:text-style-name="P7" draw:layer="layout" draw:type="curve" svg:x1="9.4cm" svg:y1="13.2cm" svg:x2="13.695cm" svg:y2="15.201cm" draw:start-shape="id1" draw:start-glue-point="2" draw:end-shape="id2" draw:end-glue-point="4" svg:d="M9400 13200c0 1501 4295 501 4295 2001" svg:viewBox="0 0 4296 2002">
          <text:p/>
        </draw:connector>
        <draw:connector draw:style-name="gr5" draw:text-style-name="P7" draw:layer="layout" svg:x1="4.6cm" svg:y1="9.5cm" svg:x2="4.595cm" svg:y2="10.2cm" draw:start-shape="id3" draw:start-glue-point="2" draw:end-shape="id4" draw:end-glue-point="4" svg:d="M4600 9500v351h-5v349" svg:viewBox="0 0 6 701">
          <text:p/>
        </draw:connector>
        <draw:custom-shape draw:style-name="gr3" draw:text-style-name="P4" xml:id="id12" draw:id="id12" draw:layer="layout" svg:width="2.2cm" svg:height="0.8cm" svg:x="1.5cm" svg:y="12.4cm">
          <text:p text:style-name="P3"><text:span text:style-name="T2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8cm" svg:height="0.8cm" svg:x="5.2cm" svg:y="12.4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.196cm" svg:height="0.725cm" svg:x="2.3cm" svg:y="11.199cm">
          <draw:text-box>
            <text:p><text:span text:style-name="T4">Yes</text:span></text:p>
          </draw:text-box>
        </draw:frame>
        <draw:frame draw:style-name="gr6" draw:text-style-name="P8" draw:layer="layout" svg:width="1.044cm" svg:height="0.725cm" svg:x="5.8cm" svg:y="11.199cm">
          <draw:text-box>
            <text:p><text:span text:style-name="T4">No</text:span></text:p>
          </draw:text-box>
        </draw:frame>
        <draw:connector draw:style-name="gr5" draw:text-style-name="P7" draw:layer="layout" svg:x1="4.595cm" svg:y1="11.39cm" svg:x2="6.6cm" svg:y2="12.4cm" draw:start-shape="id4" draw:start-glue-point="6" draw:end-shape="id5" svg:d="M4595 11390v506h2005v504" svg:viewBox="0 0 2006 1011">
          <text:p/>
        </draw:connector>
        <draw:connector draw:style-name="gr5" draw:text-style-name="P7" draw:layer="layout" svg:x1="6.6cm" svg:y1="13.2cm" svg:x2="6.601cm" svg:y2="13.801cm" draw:start-shape="id5" draw:start-glue-point="2" draw:end-shape="id6" draw:end-glue-point="4" svg:d="M6600 13200v301h1v300" svg:viewBox="0 0 2 602">
          <text:p/>
        </draw:connector>
        <draw:connector draw:style-name="gr5" draw:text-style-name="P7" draw:layer="layout" svg:x1="7.595cm" svg:y1="7.69cm" svg:x2="10.7cm" svg:y2="8.7cm" draw:start-shape="id7" draw:start-glue-point="6" draw:end-shape="id8" draw:end-glue-point="0" svg:d="M7595 7690v506h3105v504" svg:viewBox="0 0 3106 1011">
          <text:p/>
        </draw:connector>
        <draw:connector draw:style-name="gr5" draw:text-style-name="P7" draw:layer="layout" svg:x1="7.595cm" svg:y1="7.69cm" svg:x2="4.6cm" svg:y2="8.7cm" draw:start-shape="id7" draw:start-glue-point="6" draw:end-shape="id3" draw:end-glue-point="0" svg:d="M7595 7690v506h-2995v504" svg:viewBox="0 0 2996 1011">
          <text:p/>
        </draw:connector>
        <draw:connector draw:style-name="gr5" draw:text-style-name="P7" draw:layer="layout" svg:x1="10.7cm" svg:y1="9.5cm" svg:x2="10.7cm" svg:y2="10.1cm" draw:start-shape="id8" draw:start-glue-point="2" draw:end-shape="id9" draw:end-glue-point="4" svg:d="M10700 9500v600" svg:viewBox="0 0 1 601">
          <text:p/>
        </draw:connector>
        <draw:connector draw:style-name="gr5" draw:text-style-name="P7" draw:layer="layout" svg:x1="10.695cm" svg:y1="11.29cm" svg:x2="9.4cm" svg:y2="12.4cm" draw:end-shape="id1" draw:end-glue-point="0" svg:d="M10695 11290v305h-1295v805" svg:viewBox="0 0 1296 1111">
          <text:p/>
        </draw:connector>
        <draw:connector draw:style-name="gr5" draw:text-style-name="P7" draw:layer="layout" svg:x1="10.695cm" svg:y1="11.29cm" svg:x2="12.2cm" svg:y2="12.4cm" draw:end-shape="id10" draw:end-glue-point="0" svg:d="M10695 11290v305h1505v805" svg:viewBox="0 0 1506 1111">
          <text:p/>
        </draw:connector>
        <draw:connector draw:style-name="gr5" draw:text-style-name="P7" draw:layer="layout" svg:x1="6.601cm" svg:y1="14.991cm" svg:x2="4.8cm" svg:y2="16.201cm" draw:start-shape="id6" draw:start-glue-point="6" draw:end-shape="id11" draw:end-glue-point="0" svg:d="M6601 14991v606h-1801v604" svg:viewBox="0 0 1802 1211">
          <text:p/>
        </draw:connector>
        <draw:connector draw:style-name="gr5" draw:text-style-name="P7" draw:layer="layout" svg:x1="4.595cm" svg:y1="11.39cm" svg:x2="2.6cm" svg:y2="12.4cm" draw:start-shape="id4" draw:start-glue-point="6" draw:end-shape="id12" draw:end-glue-point="0" svg:d="M4595 11390v506h-1995v504" svg:viewBox="0 0 1996 1011">
          <text:p/>
        </draw:connector>
        <draw:connector draw:style-name="gr5" draw:text-style-name="P7" draw:layer="layout" svg:x1="6.601cm" svg:y1="14.991cm" svg:x2="8.8cm" svg:y2="16.201cm" draw:start-shape="id6" draw:start-glue-point="6" draw:end-shape="id13" draw:end-glue-point="0" svg:d="M6601 14991v606h2199v604" svg:viewBox="0 0 2200 1211">
          <text:p/>
        </draw:connector>
        <draw:frame draw:style-name="gr11" draw:text-style-name="P9" draw:layer="layout" svg:width="1.107cm" svg:height="0.806cm" svg:x="2cm" svg:y="13.3cm">
          <draw:text-box>
            <text:p><text:span text:style-name="T5">(1</text:span><text:span text:style-name="T5">)</text:span></text:p>
          </draw:text-box>
        </draw:frame>
        <draw:frame draw:style-name="gr11" draw:text-style-name="P9" draw:layer="layout" svg:width="1.107cm" svg:height="0.806cm" svg:x="4.2cm" svg:y="17.1cm">
          <draw:text-box>
            <text:p><text:span text:style-name="T5">(2)</text:span></text:p>
          </draw:text-box>
        </draw:frame>
        <draw:frame draw:style-name="gr11" draw:text-style-name="P9" draw:layer="layout" svg:width="1.107cm" svg:height="0.806cm" svg:x="8.293cm" svg:y="17cm">
          <draw:text-box>
            <text:p><text:span text:style-name="T5">(3)</text:span></text:p>
          </draw:text-box>
        </draw:frame>
        <draw:frame draw:style-name="gr12" draw:text-style-name="P9" draw:layer="layout" svg:width="1.107cm" svg:height="0.806cm" svg:x="11.093cm" svg:y="18cm">
          <draw:text-box>
            <text:p><text:span text:style-name="T5">(4</text:span><text:span text:style-name="T5">)</text:span></text:p>
          </draw:text-box>
        </draw:frame>
        <draw:frame draw:style-name="gr11" draw:text-style-name="P9" draw:layer="layout" svg:width="1.107cm" svg:height="0.806cm" svg:x="2.001cm" svg:y="13.3cm">
          <draw:text-box>
            <text:p><text:span text:style-name="T5">(1)</text:span></text:p>
          </draw:text-box>
        </draw:frame>
        <draw:frame draw:style-name="gr11" draw:text-style-name="P9" draw:layer="layout" svg:width="1.107cm" svg:height="0.806cm" svg:x="11.393cm" svg:y="7.294cm">
          <draw:text-box>
            <text:p><text:span text:style-name="T5">(9)</text:span></text:p>
          </draw:text-box>
        </draw:frame>
        <draw:connector draw:style-name="gr5" draw:text-style-name="P7" draw:layer="layout" draw:line-skew="-0.097cm" svg:x1="13.695cm" svg:y1="16.391cm" svg:x2="11.7cm" svg:y2="17.202cm" draw:start-shape="id2" draw:start-glue-point="6" draw:end-shape="id14" draw:end-glue-point="0" svg:d="M13695 16391v309h-1995v502" svg:viewBox="0 0 1996 812">
          <text:p/>
        </draw:connector>
        <draw:connector draw:style-name="gr5" draw:text-style-name="P7" draw:layer="layout" draw:line-skew="-0.097cm" svg:x1="13.695cm" svg:y1="16.391cm" svg:x2="15.7cm" svg:y2="17.202cm" draw:start-shape="id2" draw:start-glue-point="6" draw:end-shape="id15" draw:end-glue-point="0" svg:d="M13695 16391v309h2005v502" svg:viewBox="0 0 2006 812">
          <text:p/>
        </draw:connector>
        <draw:frame draw:style-name="gr11" draw:text-style-name="P9" draw:layer="layout" svg:width="1.107cm" svg:height="0.806cm" svg:x="11.693cm" svg:y="13.2cm">
          <draw:text-box>
            <text:p><text:span text:style-name="T5">(7)</text:span></text:p>
          </draw:text-box>
        </draw:frame>
        <draw:connector draw:style-name="gr5" draw:text-style-name="P7" draw:layer="layout" svg:x1="15.7cm" svg:y1="18.002cm" svg:x2="15.751cm" svg:y2="18.602cm" draw:start-shape="id15" draw:start-glue-point="2" draw:end-shape="id16" draw:end-glue-point="4" svg:d="M15700 18002v301h51v299" svg:viewBox="0 0 52 601">
          <text:p/>
        </draw:connector>
        <draw:connector draw:style-name="gr5" draw:text-style-name="P7" draw:layer="layout" draw:line-skew="-0.198cm" svg:x1="15.751cm" svg:y1="19.792cm" svg:x2="13.7cm" svg:y2="20.702cm" draw:start-shape="id16" draw:start-glue-point="6" draw:end-shape="id17" draw:end-glue-point="0" svg:d="M15751 19792v258h-2051v652" svg:viewBox="0 0 2052 911">
          <text:p/>
        </draw:connector>
        <draw:connector draw:style-name="gr5" draw:text-style-name="P7" draw:layer="layout" draw:line-skew="-0.198cm" svg:x1="15.751cm" svg:y1="19.792cm" svg:x2="17.7cm" svg:y2="20.702cm" draw:start-shape="id16" draw:start-glue-point="6" draw:end-shape="id18" draw:end-glue-point="0" svg:d="M15751 19792v258h1949v652" svg:viewBox="0 0 1950 911">
          <text:p/>
        </draw:connector>
        <draw:frame draw:style-name="gr12" draw:text-style-name="P9" draw:layer="layout" svg:width="1.107cm" svg:height="0.806cm" svg:x="13.093cm" svg:y="21.5cm">
          <draw:text-box>
            <text:p><text:span text:style-name="T5">(</text:span><text:span text:style-name="T5">5</text:span><text:span text:style-name="T5">)</text:span></text:p>
          </draw:text-box>
        </draw:frame>
        <draw:frame draw:style-name="gr12" draw:text-style-name="P9" draw:layer="layout" svg:width="1.107cm" svg:height="0.806cm" svg:x="17.1cm" svg:y="21.5cm">
          <draw:text-box>
            <text:p><text:span text:style-name="T5">(</text:span><text:span text:style-name="T5">6</text:span><text:span text:style-name="T5">)</text:span></text:p>
          </draw:text-box>
        </draw:frame>
        <draw:custom-shape draw:style-name="gr13" draw:text-style-name="P11" xml:id="id23" draw:id="id23" draw:layer="layout" svg:width="4.3cm" svg:height="1.2cm" svg:x="11.2cm" svg:y="1.4cm">
          <text:p text:style-name="P10">Trial typ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21" draw:id="id21" draw:layer="layout" svg:width="3.8cm" svg:height="1cm" svg:x="7.8cm" svg:y="3.1cm">
          <text:p text:style-name="P12">Mov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24" draw:id="id24" draw:layer="layout" svg:width="2.5cm" svg:height="1cm" svg:x="15.3cm" svg:y="3.1cm">
          <text:p text:style-name="P12">Sha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11.8cm" svg:y1="5.9cm" svg:x2="11.8cm" svg:y2="6.5cm" draw:start-shape="id19" draw:start-glue-point="2" draw:end-shape="id20" draw:end-glue-point="0" svg:d="M11800 5900v600" svg:viewBox="0 0 1 601">
          <text:p/>
        </draw:connector>
        <draw:connector draw:style-name="gr5" draw:text-style-name="P7" draw:layer="layout" svg:x1="9.7cm" svg:y1="4.1cm" svg:x2="7.6cm" svg:y2="4.9cm" draw:start-shape="id21" draw:start-glue-point="2" draw:end-shape="id22" draw:end-glue-point="0" svg:d="M9700 4100v401h-2100v399" svg:viewBox="0 0 2101 801">
          <text:p/>
        </draw:connector>
        <draw:connector draw:style-name="gr5" draw:text-style-name="P7" draw:layer="layout" svg:x1="11.2cm" svg:y1="2cm" svg:x2="9.7cm" svg:y2="3.1cm" draw:start-shape="id23" draw:start-glue-point="3" draw:end-shape="id21" draw:end-glue-point="0" svg:d="M11200 2000h-1500v1100" svg:viewBox="0 0 1501 1101">
          <text:p/>
        </draw:connector>
        <draw:connector draw:style-name="gr5" draw:text-style-name="P7" draw:layer="layout" svg:x1="15.5cm" svg:y1="2cm" svg:x2="16.55cm" svg:y2="3.1cm" draw:start-shape="id23" draw:start-glue-point="1" draw:end-shape="id24" svg:d="M15500 2000h1050v1100" svg:viewBox="0 0 1051 1101">
          <text:p/>
        </draw:connector>
        <draw:connector draw:style-name="gr5" draw:text-style-name="P7" draw:layer="layout" svg:x1="9.7cm" svg:y1="4.1cm" svg:x2="11.8cm" svg:y2="4.9cm" draw:start-shape="id21" draw:start-glue-point="2" draw:end-shape="id19" draw:end-glue-point="0" svg:d="M9700 4100v401h2100v399" svg:viewBox="0 0 2101 801">
          <text:p/>
        </draw:connector>
        <draw:custom-shape draw:style-name="gr4" draw:text-style-name="P6" xml:id="id25" draw:id="id25" draw:layer="layout" svg:width="3.99cm" svg:height="1.19cm" svg:x="14.6cm" svg:y="4.71cm">
          <text:p text:style-name="P5"><text:span text:style-name="T3">No <text:s/>moveme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6" draw:id="id26" draw:layer="layout" svg:width="2.2cm" svg:height="0.8cm" svg:x="13.9cm" svg:y="6.8cm">
          <text:p text:style-name="P3"><text:span text:style-name="T2">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7" draw:id="id27" draw:layer="layout" svg:width="2.8cm" svg:height="0.8cm" svg:x="17.1cm" svg:y="6.8cm">
          <text:p text:style-name="P3"><text:span text:style-name="T2">Not Corr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16.55cm" svg:y1="4.1cm" svg:x2="16.595cm" svg:y2="4.71cm" draw:start-shape="id24" draw:start-glue-point="2" draw:end-shape="id25" draw:end-glue-point="4" svg:d="M16550 4100v306h45v304" svg:viewBox="0 0 46 611">
          <text:p/>
        </draw:connector>
        <draw:connector draw:style-name="gr5" draw:text-style-name="P7" draw:layer="layout" svg:x1="16.595cm" svg:y1="5.9cm" svg:x2="15cm" svg:y2="6.8cm" draw:start-shape="id25" draw:start-glue-point="6" draw:end-shape="id26" draw:end-glue-point="0" svg:d="M16595 5900v451h-1595v449" svg:viewBox="0 0 1596 901">
          <text:p/>
        </draw:connector>
        <draw:connector draw:style-name="gr5" draw:text-style-name="P7" draw:layer="layout" svg:x1="16.595cm" svg:y1="5.9cm" svg:x2="18.5cm" svg:y2="6.8cm" draw:start-shape="id25" draw:start-glue-point="6" draw:end-shape="id27" draw:end-glue-point="0" svg:d="M16595 5900v451h1905v449" svg:viewBox="0 0 1906 901">
          <text:p/>
        </draw:connector>
        <draw:frame draw:style-name="gr11" draw:text-style-name="P9" draw:layer="layout" svg:width="1.107cm" svg:height="0.806cm" svg:x="14.5cm" svg:y="7.594cm">
          <draw:text-box>
            <text:p><text:span text:style-name="T5">(8)</text:span></text:p>
          </draw:text-box>
        </draw:frame>
        <draw:frame draw:style-name="gr16" draw:text-style-name="P9" draw:layer="layout" svg:width="1.383cm" svg:height="0.806cm" svg:x="17.893cm" svg:y="7.594cm">
          <draw:text-box>
            <text:p><text:span text:style-name="T5">(1</text:span><text:span text:style-name="T5">0)</text:span></text:p>
          </draw:text-box>
        </draw:frame>
        <draw:frame draw:style-name="gr6" draw:text-style-name="P8" draw:layer="layout" svg:width="1.196cm" svg:height="0.725cm" svg:x="14.704cm" svg:y="5.675cm">
          <draw:text-box>
            <text:p><text:span text:style-name="T4">Y</text:span><text:span text:style-name="T4">es</text:span></text:p>
          </draw:text-box>
        </draw:frame>
        <draw:frame draw:style-name="gr6" draw:text-style-name="P8" draw:layer="layout" svg:width="1.196cm" svg:height="0.725cm" svg:x="17.604cm" svg:y="5.6cm">
          <draw:text-box>
            <text:p><text:span text:style-name="T4">N</text:span><text:span text:style-name="T4">o</text:span></text:p>
          </draw:text-box>
        </draw:frame>
        <draw:frame draw:style-name="gr17" draw:text-style-name="P13" draw:layer="layout" svg:width="0.1cm" svg:height="0.001cm" svg:x="2.1cm" svg:y="-0.2cm">
          <draw:text-box>
            <text:p/>
          </draw:text-box>
        </draw:frame>
        <draw:frame draw:style-name="gr17" draw:text-style-name="P13" draw:layer="layout" svg:width="0.001cm" svg:height="0.1cm" svg:x="1.6cm" svg:y="1.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1T17:35:27.102000000</meta:creation-date>
    <dc:date>2022-05-02T23:15:54.248190601</dc:date>
    <meta:editing-duration>PT11H28S</meta:editing-duration>
    <meta:editing-cycles>15</meta:editing-cycles>
    <meta:generator>LibreOffice/7.3.2.2$Linux_X86_64 LibreOffice_project/30$Build-2</meta:generator>
    <meta:document-statistic meta:object-count="80"/>
  </office:meta>
</office:document-meta>
</file>